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363" officeooo:paragraph-rsid="00055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1"/>
      <text:p text:style-name="P1">1 - O sistema deve receber da rede entrada de dados com atualizações das máquinas referentes a software e hardware.</text:p>
      <text:p text:style-name="P1">2 – O sistema deve gerenciar a concorrência de informações de entrada de modo a garantir que não haja perda de dados.</text:p>
      <text:p text:style-name="P1">3 -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1:33:12.513327852</meta:creation-date>
    <dc:date>2016-04-29T23:49:37.033596447</dc:date>
    <meta:editing-duration>PT1H15M14S</meta:editing-duration>
    <meta:editing-cycles>2</meta:editing-cycles>
    <meta:generator>LibreOffice/5.1.2.2$Linux_X86_64 LibreOffice_project/d3bf12ecb743fc0d20e0be0c58ca359301eb705f</meta:generator>
    <meta:document-statistic meta:table-count="0" meta:image-count="0" meta:object-count="0" meta:page-count="1" meta:paragraph-count="4" meta:word-count="45" meta:character-count="257" meta:non-whitespace-character-count="214"/>
  </office:meta>
</office:document-meta>
</file>